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mily-generic="roman" style:font-pitch="variable"/>
    <style:font-face style:name="Effra" svg:font-family="Effra" style:font-family-generic="roman" style:font-pitch="variable"/>
    <style:font-face style:name="Effra Light" svg:font-family="'Effra Light'"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Roboto Condensed Bold" svg:font-family="'Roboto Condensed Bold'" style:font-family-generic="system" style:font-pitch="variable"/>
  </office:font-face-decls>
  <office:automatic-styles>
    <style:style style:name="P1" style:family="paragraph" style:parent-style-name="Standard">
      <style:text-properties style:font-name="Effra"/>
    </style:style>
    <style:style style:name="P2" style:family="paragraph" style:parent-style-name="Standard">
      <style:paragraph-properties fo:text-align="center" style:justify-single-word="false"/>
      <style:text-properties style:font-name="Effra"/>
    </style:style>
    <style:style style:name="P3" style:family="paragraph" style:parent-style-name="Standard">
      <style:paragraph-properties fo:text-align="justify" style:justify-single-word="false"/>
      <style:text-properties style:font-name="Effra"/>
    </style:style>
    <style:style style:name="P4" style:family="paragraph" style:parent-style-name="Standard">
      <style:paragraph-properties fo:text-align="center" style:justify-single-word="false"/>
      <style:text-properties style:font-name="Effra" fo:font-size="16pt" fo:background-color="#c0c0c0" style:font-size-asian="16pt" style:font-size-complex="16pt"/>
    </style:style>
    <style:style style:name="P5" style:family="paragraph" style:parent-style-name="Standard">
      <style:paragraph-properties fo:text-align="center" style:justify-single-word="false"/>
      <style:text-properties style:font-name="Effra" fo:font-weight="bold" style:font-weight-asian="bold"/>
    </style:style>
    <style:style style:name="P6" style:family="paragraph" style:parent-style-name="Standard">
      <style:text-properties style:font-name="Effra" fo:font-style="italic" style:font-style-asian="italic"/>
    </style:style>
    <style:style style:name="P7" style:family="paragraph" style:parent-style-name="Standard">
      <style:paragraph-properties fo:text-align="center" style:justify-single-word="false"/>
      <style:text-properties style:font-name="Effra" fo:font-style="italic" style:font-style-asian="italic"/>
    </style:style>
    <style:style style:name="P8" style:family="paragraph" style:parent-style-name="Standard">
      <style:paragraph-properties fo:text-align="center" style:justify-single-word="false"/>
      <style:text-properties style:font-name="Effra" fo:background-color="#808080"/>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fo:color="#4a442a" style:font-name="Effra" fo:background-color="#0000ff"/>
    </style:style>
    <style:style style:name="P12" style:family="paragraph" style:parent-style-name="Standard">
      <style:text-properties fo:color="#595959" style:font-name="Effra" fo:font-weight="bold" style:font-weight-asian="bold"/>
    </style:style>
    <style:style style:name="P13" style:family="paragraph" style:parent-style-name="Standard">
      <style:paragraph-properties fo:text-align="center" style:justify-single-word="false"/>
      <style:text-properties fo:color="#1c1c1c" style:font-name="Helvetica" fo:font-size="14pt" fo:background-color="#808080" style:font-size-asian="14pt" style:font-name-complex="Helvetica1" style:font-size-complex="14pt"/>
    </style:style>
    <style:style style:name="P14" style:family="paragraph" style:parent-style-name="Standard">
      <style:paragraph-properties fo:orphans="0" fo:widows="0"/>
    </style:style>
    <style:style style:name="P15" style:family="paragraph" style:parent-style-name="Standard">
      <style:text-properties fo:color="#be0004" style:font-name="Helvetica" fo:font-size="13pt" style:font-size-asian="13pt" style:font-name-complex="Helvetica1" style:font-size-complex="13pt"/>
    </style:style>
    <style:style style:name="P16" style:family="paragraph" style:parent-style-name="Standard">
      <style:paragraph-properties fo:padding-left="0cm" fo:padding-right="0cm" fo:padding-top="0cm" fo:padding-bottom="0.035cm" fo:border-left="none" fo:border-right="none" fo:border-top="none" fo:border-bottom="0.026cm solid #00000a"/>
      <style:text-properties style:font-name="Effra"/>
    </style:style>
    <style:style style:name="P17" style:family="paragraph" style:parent-style-name="Standard">
      <style:paragraph-properties fo:text-align="justify" style:justify-single-word="false" fo:padding-left="0cm" fo:padding-right="0cm" fo:padding-top="0cm" fo:padding-bottom="0.035cm" fo:border-left="none" fo:border-right="none" fo:border-top="none" fo:border-bottom="0.026cm solid #00000a"/>
      <style:text-properties style:font-name="Effra"/>
    </style:style>
    <style:style style:name="P18" style:family="paragraph" style:parent-style-name="Standard">
      <style:paragraph-properties fo:text-align="center" style:justify-single-word="false" fo:padding-left="0cm" fo:padding-right="0cm" fo:padding-top="0cm" fo:padding-bottom="0.035cm" fo:border-left="none" fo:border-right="none" fo:border-top="none" fo:border-bottom="0.026cm solid #00000a"/>
      <style:text-properties style:font-name="Effra"/>
    </style:style>
    <style:style style:name="P19" style:family="paragraph" style:parent-style-name="Standard">
      <style:paragraph-properties fo:text-align="center" style:justify-single-word="false" fo:padding-left="0cm" fo:padding-right="0cm" fo:padding-top="0cm" fo:padding-bottom="0.035cm" fo:border-left="none" fo:border-right="none" fo:border-top="none" fo:border-bottom="0.026cm solid #00000a"/>
      <style:text-properties fo:color="#4a442a" style:font-name="Effra" fo:font-weight="bold" style:font-weight-asian="bold"/>
    </style:style>
    <style:style style:name="P20" style:family="paragraph" style:parent-style-name="Standard">
      <style:paragraph-properties fo:padding-left="0cm" fo:padding-right="0cm" fo:padding-top="0cm" fo:padding-bottom="0.035cm" fo:border-left="none" fo:border-right="none" fo:border-top="none" fo:border-bottom="0.026cm solid #00000a"/>
      <style:text-properties fo:color="#be0004" style:font-name="Helvetica" fo:font-size="13pt" style:font-size-asian="13pt" style:font-name-complex="Helvetica1" style:font-size-complex="13pt"/>
    </style:style>
    <style:style style:name="P21" style:family="paragraph" style:parent-style-name="Standard" style:master-page-name="Standard">
      <style:paragraph-properties style:page-number="auto"/>
    </style:style>
    <style:style style:name="T1" style:family="text">
      <style:text-properties style:font-name="Effra"/>
    </style:style>
    <style:style style:name="T2" style:family="text">
      <style:text-properties style:font-name="Effra" fo:background-color="#808000"/>
    </style:style>
    <style:style style:name="T3" style:family="text">
      <style:text-properties style:font-name="Effra" fo:font-weight="bold" style:font-weight-asian="bold"/>
    </style:style>
    <style:style style:name="T4" style:family="text">
      <style:text-properties style:font-name="Effra" fo:font-weight="bold" fo:background-color="#808080" style:font-weight-asian="bold"/>
    </style:style>
    <style:style style:name="T5" style:family="text">
      <style:text-properties style:font-name="Effra" fo:background-color="#c0c0c0"/>
    </style:style>
    <style:style style:name="T6" style:family="text">
      <style:text-properties style:font-name="Effra" style:text-underline-style="solid" style:text-underline-width="auto" style:text-underline-color="font-color"/>
    </style:style>
    <style:style style:name="T7" style:family="text">
      <style:text-properties style:font-name="Effra" fo:font-size="16pt" fo:background-color="#c0c0c0" style:font-size-asian="16pt" style:font-size-complex="16pt"/>
    </style:style>
    <style:style style:name="T8" style:family="text">
      <style:text-properties style:font-name="Effra" fo:background-color="#808080"/>
    </style:style>
    <style:style style:name="T9" style:family="text">
      <style:text-properties style:font-name="Effra" fo:font-style="italic" style:font-style-asian="italic"/>
    </style:style>
    <style:style style:name="T10" style:family="text">
      <style:text-properties style:font-name="Effra" fo:font-size="18pt" fo:background-color="#c0c0c0" style:font-size-asian="18pt" style:font-size-complex="18pt"/>
    </style:style>
    <style:style style:name="T11" style:family="text">
      <style:text-properties style:font-name="Effra" fo:font-size="18pt" style:font-size-asian="18pt" style:font-size-complex="18pt"/>
    </style:style>
    <style:style style:name="T12" style:family="text">
      <style:text-properties fo:color="#1c1c1c" style:font-name="Effra" fo:font-weight="bold" style:font-weight-asian="bold" style:font-name-complex="Helvetica1" style:font-weight-complex="bold"/>
    </style:style>
    <style:style style:name="T13" style:family="text">
      <style:text-properties fo:color="#1c1c1c" style:font-name="Effra" fo:font-size="14pt" fo:background-color="#808080" style:font-size-asian="14pt" style:font-name-complex="Helvetica1" style:font-size-complex="14pt"/>
    </style:style>
    <style:style style:name="T14" style:family="text">
      <style:text-properties fo:color="#1c1c1c" style:font-name="Effra" fo:font-size="14pt" fo:background-color="#808080" style:font-size-asian="14pt" style:font-name-complex="Helvetica1" style:font-size-complex="14pt" style:font-weight-complex="bold"/>
    </style:style>
    <style:style style:name="T15" style:family="text">
      <style:text-properties fo:color="#1c1c1c" style:font-name="Effra" fo:font-size="14pt" style:font-size-asian="14pt" style:font-name-complex="Helvetica1" style:font-size-complex="14pt"/>
    </style:style>
    <style:style style:name="T16" style:family="text">
      <style:text-properties fo:color="#660066" style:font-name="Effra" fo:background-color="#c0c0c0"/>
    </style:style>
    <style:style style:name="T17" style:family="text">
      <style:text-properties fo:color="#660066" style:font-name="Effra" fo:font-weight="bold" style:font-weight-asian="bold"/>
    </style:style>
    <style:style style:name="T18" style:family="text">
      <style:text-properties fo:color="#595959" style:font-name="Effra"/>
    </style:style>
    <style:style style:name="T19" style:family="text">
      <style:text-properties fo:color="#595959" style:font-name="Effra" fo:font-weight="bold" style:font-weight-asian="bold"/>
    </style:style>
    <style:style style:name="T20" style:family="text">
      <style:text-properties fo:color="#595959" style:font-name="Effra" fo:font-size="14pt" style:font-size-asian="14pt" style:font-size-complex="14pt"/>
    </style:style>
    <style:style style:name="T21" style:family="text">
      <style:text-properties fo:color="#595959" style:font-name="Effra" fo:font-size="14pt" fo:font-weight="bold" style:font-size-asian="14pt" style:font-weight-asian="bold" style:font-size-complex="14pt"/>
    </style:style>
    <style:style style:name="T22" style:family="text">
      <style:text-properties fo:color="#4a442a" style:font-name="Effra"/>
    </style:style>
    <style:style style:name="T23" style:family="text">
      <style:text-properties fo:color="#4a442a" style:font-name="Effra" fo:font-weight="bold" style:font-weight-asian="bold"/>
    </style:style>
    <style:style style:name="T24" style:family="text">
      <style:text-properties fo:color="#373737" style:font-name="Effra Light" fo:font-size="24pt" style:font-size-asian="24pt" style:font-name-complex="Roboto Condensed Bold" style:font-size-complex="24pt" style:font-weight-complex="bold"/>
    </style:style>
    <style:style style:name="T25" style:family="text">
      <style:text-properties style:text-position="super 58%" style:font-name="Effra"/>
    </style:style>
    <style:style style:name="T26" style:family="text">
      <style:text-properties fo:color="#be0004" style:font-name="Helvetica" fo:font-size="13pt" style:font-size-asian="13pt" style:font-name-complex="Helvetica1" style:font-size-complex="13pt"/>
    </style:style>
    <style:style style:name="T27" style:family="text">
      <style:text-properties fo:color="#be0004" style:font-name="Helvetica" fo:font-size="13pt" fo:font-weight="bold" style:font-size-asian="13pt" style:font-weight-asian="bold" style:font-name-complex="Helvetica1"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Texte du à propos :</text:span></text:p>
      <text:p text:style-name="P2"/>
      <text:p text:style-name="P9"><text:span text:style-name="T1">LE DOME</text:span></text:p>
      <text:p text:style-name="P9"><text:span text:style-name="T1">Opening knowledge to all</text:span></text:p>
      <text:p text:style-name="P2"/>
      <text:p text:style-name="Standard"><text:span text:style-name="T3">LE DOME, qu’est ce que c’est ?</text:span></text:p>
      <text:p text:style-name="P1"/>
      <text:p text:style-name="P10"><text:span text:style-name="T1">En créant LE DOME on s’est dit qu’on mettrait à disposition de ceux qui le souhaitent, des cours de qualité, libres de droits et totalement gratuits. Ça tombe bien, la plupart du temps ils ne demandent qu’à être regardés ! </text:span></text:p>
      <text:p text:style-name="P3"/>
      <text:p text:style-name="P10"><text:span text:style-name="T1">On est donc parti à la recherche de professeurs (parfois reconnus, parfois autodidactes) proposant de super contenus (vidéo et écrits) et on leur a demandé la permission de les partager. </text:span></text:p>
      <text:p text:style-name="P3"/>
      <text:p text:style-name="P9"><text:span text:style-name="T5">IMAGE</text:span></text:p>
      <text:p text:style-name="P2"/>
      <text:p text:style-name="P10"><text:span text:style-name="T3">Conçu pour rendre le savoir accessible au plus grand nombre</text:span><text:span text:style-name="T1">, ce site web a pour vocation d’offrir à la fois la possibilité de consulter gratuitement des cours de toutes sortes (arts, savoirs académiques, savoirs technologiques, développement personnel) et de les sauvegarder au cœur d’un espace qui enregistre la progression parcourue et où ils peuvent être consultables à tout instant (contrairement aux MOOCs qui sont éphémères).</text:span></text:p>
      <text:p text:style-name="P3"/>
      <text:p text:style-name="P10"><text:span text:style-name="T3">LE DOME ne remplacera jamais la salle de classe. </text:span><text:span text:style-name="T1">Ce n’est pas le but. Mais c’est un vrai créateur de possibles, surtout pour les personnes éloignées du système éducatif.</text:span></text:p>
      <text:p text:style-name="P1"/>
      <text:p text:style-name="P10"><text:span text:style-name="T3">La philosophie est l’open source.</text:span><text:span text:style-name="T1"> Tout est gratuit, l’inscription n’est pas obligatoire mais elle permet la conservation <text:s/>de la bibliothèque et de la progression des cours consultés. Toutefois les données récupérées (login, email) ne sont destinées à aucun but commercial. </text:span></text:p>
      <text:p text:style-name="P3"/>
      <text:p text:style-name="P10"><text:span text:style-name="T12">Nous n’envisageons pas la publicité comme source de revenus.</text:span><text:span text:style-name="T1"> Vous pouvez nous apporter un </text:span><text:span text:style-name="T6">soutien financier</text:span><text:span text:style-name="T1"> ou nous aider à </text:span><text:span text:style-name="T6">améliorer nos cours</text:span><text:span text:style-name="T1">, ça nous sera très utile. Mais ce qui nous ferait vraiment plaisir, c’est que vous commenciez à apprendre un truc, là, tout de suite.</text:span></text:p>
      <text:p text:style-name="P3"/>
      <text:p text:style-name="P9"><text:span text:style-name="T5">Démarrer </text:span><text:span text:style-name="T16">(= visite guidée)</text:span></text:p>
      <text:p text:style-name="P17"/>
      <text:p text:style-name="P3"/>
      <text:p text:style-name="P10"><text:span text:style-name="T2">Quand on s’inscrit :</text:span></text:p>
      <text:p text:style-name="P3"/>
      <text:p text:style-name="P10"><text:span text:style-name="T1">Sign up </text:span><text:span text:style-name="T17">=&gt;</text:span><text:span text:style-name="T1"> formulaire d‘inscription </text:span><text:span text:style-name="T17">=&gt;</text:span><text:span text:style-name="T1"> vous êtes inscrits, bravo. Et si on commençait par une visite guidée ?</text:span></text:p>
      <text:p text:style-name="P3"/>
      <text:p text:style-name="P10"><text:span text:style-name="T2">Visite guidée (démarrer) :</text:span></text:p>
      <text:p text:style-name="P3"/>
      <text:p text:style-name="P10"><text:span text:style-name="T1">Choisir un cours pour commencer </text:span><text:span text:style-name="T17">=&gt;</text:span><text:span text:style-name="T1"> présentation du cours et des sous-parties </text:span><text:span text:style-name="T17">=&gt;</text:span><text:span text:style-name="T1"> il y a un bouton « ajouter à mon dôme » en dessous du titre du cours </text:span><text:span text:style-name="T17">=&gt;</text:span><text:span text:style-name="T1"> </text:span></text:p>
      <text:p text:style-name="P3"/>
      <text:p text:style-name="P10"><text:span text:style-name="T1">-Si on clique dessus : « vous avez intégré le cours xxx à votre Dome. Vous pourrez y avoir accès directement depuis la page d’accueil à l’avenir. Maintenant, au travail ! » </text:span><text:span text:style-name="T17">=&gt;</text:span><text:span text:style-name="T1"> premier cours</text:span></text:p>
      <text:p text:style-name="P10"><text:soft-page-break/><text:span text:style-name="T1">-Si on clique sur un cours sans l’intégrer au Dome </text:span><text:span text:style-name="T17">=&gt;</text:span><text:span text:style-name="T1"> il y a un bouton à côté du nom de la personne connectée en haut à droite pour intégrer le cours au Dome à tout moment</text:span></text:p>
      <text:p text:style-name="P17"/>
      <text:p text:style-name="P3"/>
      <text:p text:style-name="P10"><text:span text:style-name="T2">NOUS AIDER</text:span></text:p>
      <text:p text:style-name="P3"/>
      <text:p text:style-name="P10"><text:span text:style-name="T5">A CONSTRUIRE LE DOME</text:span></text:p>
      <text:p text:style-name="P3"/>
      <text:p text:style-name="P10"><text:span text:style-name="T1">Tous les cours mis à disposition sur ce site proviennent de curateurs (institutions, universités, particuliers) qui partagent l’idée d’un savoir accessible et ouvert à tous.</text:span></text:p>
      <text:p text:style-name="P3"/>
      <text:p text:style-name="P10"><text:span text:style-name="T1">Nous sommes constamment à la recherche de nouveaux contenus et de volontaires pour en apprécier la qualité.</text:span></text:p>
      <text:p text:style-name="P3"/>
      <text:p text:style-name="P10"><text:span text:style-name="T6">En fonction (de votre intérêt et) du temps dont vous disposez, il y aura toujours un moyen efficace de nous aider :</text:span></text:p>
      <text:p text:style-name="P3"/>
      <text:p text:style-name="P9"><text:span text:style-name="T7">Proposer un cours</text:span></text:p>
      <text:p text:style-name="P9"><text:span text:style-name="T7">Proposer une annexe</text:span></text:p>
      <text:p text:style-name="P4"/>
      <text:p text:style-name="P9"><text:span text:style-name="T7">Faire une remarque</text:span></text:p>
      <text:p text:style-name="P9"><text:span text:style-name="T7">Noter un cours</text:span></text:p>
      <text:p text:style-name="P1"/>
      <text:p text:style-name="P9"><text:span text:style-name="T19">----------------</text:span></text:p>
      <text:p text:style-name="P5"/>
      <text:p text:style-name="P9"><text:span text:style-name="T4">show more</text:span></text:p>
      <text:p text:style-name="P7"/>
      <text:p text:style-name="P9"><text:span text:style-name="T22">Pour tout autre contribution, n’hésitez pas à nous contacter à l’adresse suivante :</text:span></text:p>
      <text:p text:style-name="P9"><text:a xlink:type="simple" xlink:href="mailto:contact@le-dome.fr"><text:span text:style-name="T3">contact@le-dome.fr</text:span></text:a></text:p>
      <text:p text:style-name="P19"/>
      <text:p text:style-name="P11"/>
      <text:p text:style-name="Standard"><text:span text:style-name="T22">Les cours sur lesquels nous travaillons actuellement :</text:span></text:p>
      <text:p text:style-name="P5"/>
      <text:p text:style-name="Standard"><text:span text:style-name="T1">-cours 1</text:span></text:p>
      <text:p text:style-name="Standard"><text:span text:style-name="T1">-cours 2</text:span></text:p>
      <text:p text:style-name="Standard"><text:span text:style-name="T1">-etc.</text:span></text:p>
      <text:p text:style-name="P1"/>
      <text:p text:style-name="P18"/>
      <text:p text:style-name="P2"/>
      <text:p text:style-name="P2"/>
      <text:p text:style-name="Standard"><text:span text:style-name="T2">NOUS AIDER</text:span></text:p>
      <text:p text:style-name="P1"/>
      <text:p text:style-name="Standard"><text:span text:style-name="T5">FAIRE UN DON</text:span></text:p>
      <text:p text:style-name="P1"/>
      <text:p text:style-name="P9"><text:span text:style-name="T24">€ Champs libre (10 par défaut) EUR</text:span></text:p>
      <text:p text:style-name="P2"/>
      <text:p text:style-name="P9"><text:span text:style-name="T9">Case : tenez-moi au courant des dernières nouveautés du DOME</text:span></text:p>
      <text:p text:style-name="P7"><text:soft-page-break/></text:p>
      <text:p text:style-name="P9"><text:span text:style-name="T10">Don sécurisé</text:span></text:p>
      <text:p text:style-name="P2"/>
      <text:p text:style-name="P9"><text:span text:style-name="T20">Où va votre don </text:span><text:span text:style-name="T21">?</text:span></text:p>
      <text:p text:style-name="P12"/>
      <text:p text:style-name="P9"><text:span text:style-name="T19">----------------</text:span></text:p>
      <text:p text:style-name="P5"/>
      <text:p text:style-name="P9"><text:span text:style-name="T4">show more</text:span></text:p>
      <text:p text:style-name="P13"/>
      <text:p text:style-name="Standard"><text:span text:style-name="T13">Équipe : LE DOME est une organisation à but non lucratif. L’argent que vous donnez sert avant tout à payer l’équipe.</text:span></text:p>
      <text:p text:style-name="P8"/>
      <text:p text:style-name="Standard"><text:span text:style-name="T14">Infrastructure </text:span><text:span text:style-name="T13">: serveurs, bande passante, maintenance, développement web.</text:span></text:p>
      <text:p text:style-name="P2"/>
      <text:p text:style-name="P18"/>
      <text:p text:style-name="P1"/>
      <text:p text:style-name="Standard"><text:span text:style-name="T8">HOVER DOME</text:span></text:p>
      <text:p text:style-name="P1"/>
      <text:p text:style-name="Standard"><text:span text:style-name="T1">Inscrivez-vous pour sauvegarder votre progression et organisez les cours que vous souhaitez apprendre au sein de votre DOME. </text:span><text:span text:style-name="T23">?</text:span></text:p>
      <text:p text:style-name="P16"/>
      <text:p text:style-name="P1"/>
      <text:p text:style-name="Standard"><text:span text:style-name="T8">HOVER PAGE D’ACCUEIL</text:span></text:p>
      <text:p text:style-name="P1"/>
      <text:p text:style-name="Standard"><text:span text:style-name="T1">Dans LE DOME, apprendre, tu pourras.</text:span></text:p>
      <text:p text:style-name="Standard"><text:span text:style-name="T1">Gratuit, ce sera.</text:span></text:p>
      <text:p text:style-name="P16"/>
      <text:p text:style-name="P1"/>
      <text:p text:style-name="Standard"><text:span text:style-name="T1">CONTACT</text:span></text:p>
      <text:p text:style-name="P1"/>
      <text:p text:style-name="Standard"><text:a xlink:type="simple" xlink:href="mailto:contact@le-dome.org"><text:span text:style-name="T1">contact@le-dome.org</text:span></text:a><text:span text:style-name="T1"> / </text:span><text:a xlink:type="simple" xlink:href="mailto:contact@le-dome.fr"><text:span text:style-name="T1">contact@le-dome.fr</text:span></text:a></text:p>
      <text:p text:style-name="P1"/>
      <text:p text:style-name="Standard"><text:span text:style-name="T1">Facebook / Twitter</text:span></text:p>
      <text:p text:style-name="P16"/>
      <text:p text:style-name="Standard"><text:span text:style-name="T1">LES AMIS</text:span></text:p>
      <text:p text:style-name="P1"/>
      <text:p text:style-name="Standard"><text:span text:style-name="T1">Un grand merci à toutes les personnes qui nous soutiennent et qui nous aident à rendre ce projet possible.</text:span></text:p>
      <text:p text:style-name="P1"/>
      <text:p text:style-name="Standard"><text:span text:style-name="T1">LISTE</text:span></text:p>
      <text:p text:style-name="P1"/>
      <text:p text:style-name="Standard"><text:span text:style-name="T5">+1 Ajouter / Devenir un ami du DOME</text:span></text:p>
      <text:p text:style-name="P1"/>
      <text:p text:style-name="P9"><text:span text:style-name="T1">-------</text:span></text:p>
      <text:p text:style-name="P16"><text:bookmark text:name="_GoBack"/></text:p>
      <text:p text:style-name="P1"/>
      <text:p text:style-name="Standard"><text:span text:style-name="T1">Mail de confirmation d’inscription :</text:span></text:p>
      <text:p text:style-name="P1"/>
      <text:p text:style-name="Standard"><text:soft-page-break/><text:span text:style-name="T1">Bonjour machin, et bienvenue dans LE DOME !</text:span></text:p>
      <text:p text:style-name="P1"/>
      <text:p text:style-name="Standard"><text:span text:style-name="T1">Ton profil a été enregistré. Tu peux maintenant organiser les cours qui te plaisent dans ton espace perso et sauvegarder ta progression à tout moment.</text:span></text:p>
      <text:p text:style-name="P1"/>
      <text:p text:style-name="Standard"><text:span text:style-name="T1">Si tu ne l’as pas encore fait, on t’encourage vivement à te familiariser avec LE DOME en suivant cette courte visite guidée : LIEN</text:span></text:p>
      <text:p text:style-name="P1"/>
      <text:p text:style-name="Standard"><text:span text:style-name="T1">Un mot pour te dire qu’on est super contents que tu sois là et qu’on espère que tu trouveras tout ce que tu souhaites et bien plus encore !</text:span></text:p>
      <text:p text:style-name="P1"/>
      <text:p text:style-name="Standard"><text:span text:style-name="T1">LIEN : le-dome.fr</text:span></text:p>
      <text:p text:style-name="P1"/>
      <text:p text:style-name="Standard"><text:span text:style-name="T1">L’équipe du DOME</text:span></text:p>
      <text:p text:style-name="P16"/>
      <text:p text:style-name="P1"/>
      <text:p text:style-name="Standard"><text:span text:style-name="T1">Visite guidée après que l’on se soit inscrit :</text:span></text:p>
      <text:p text:style-name="P1"/>
      <text:p text:style-name="Standard"><text:span text:style-name="T1">1ère pop up :</text:span></text:p>
      <text:p text:style-name="P1"/>
      <text:p text:style-name="Standard"><text:span text:style-name="T1">titre : BIENVENUE DANS LE DOME !</text:span></text:p>
      <text:p text:style-name="P1"/>
      <text:p text:style-name="Standard"><text:span text:style-name="T1">Bonjour MACHIN,</text:span></text:p>
      <text:p text:style-name="P1"/>
      <text:p text:style-name="Standard"><text:span text:style-name="T1">Ton profil a été enregistré ! </text:span><text:span text:style-name="T5">Tu</text:span><text:span text:style-name="T1"> peux maintenant organiser les cours qui te plaisent et sauvegarder ta progression à tout moment.</text:span></text:p>
      <text:p text:style-name="P1"/>
      <text:p text:style-name="Standard"><text:span text:style-name="T1">On te montre tout de suite comment ça marche ! Prêt(e) ?</text:span></text:p>
      <text:p text:style-name="P1"/>
      <text:p text:style-name="P9"><text:span text:style-name="T5">Bouton : C’est parti !</text:span></text:p>
      <text:p text:style-name="P1"/>
      <text:p text:style-name="P9"><text:span text:style-name="T18">Temps estimé : 2 minutes</text:span></text:p>
      <text:p text:style-name="P2"/>
      <text:p text:style-name="Standard"><text:span text:style-name="T1">2</text:span><text:span text:style-name="T25">ème</text:span><text:span text:style-name="T1"> pop up :</text:span></text:p>
      <text:p text:style-name="P1"/>
      <text:p text:style-name="Standard"><text:span text:style-name="T1">titre : VISITE GUIDÉE</text:span></text:p>
      <text:p text:style-name="P1"/>
      <text:p text:style-name="Standard"><text:span text:style-name="T1">C’est parti pour la visite guidée !</text:span></text:p>
      <text:p text:style-name="P1"/>
      <text:p text:style-name="Standard"><text:span text:style-name="T1">Commence par cliquer sur l’onglet « LES COURS » pour afficher la liste des cours disponibles.</text:span></text:p>
      <text:p text:style-name="P1"/>
      <text:p text:style-name="Standard"><text:span text:style-name="T1">À noter : tu peux aussi formuler une recherche directement depuis la page du DOME</text:span></text:p>
      <text:p text:style-name="Standard"><text:span text:style-name="T9">Impression d’écran du moteur de recherche</text:span></text:p>
      <text:p text:style-name="P1"/>
      <text:p text:style-name="Standard"><text:span text:style-name="T1">3</text:span><text:span text:style-name="T25">ème</text:span><text:span text:style-name="T1"> pop up :</text:span></text:p>
      <text:p text:style-name="P1"/>
      <text:p text:style-name="Standard"><text:span text:style-name="T1">titre : VISITE GUIDÉE</text:span></text:p>
      <text:p text:style-name="P1"/>
      <text:p text:style-name="Standard"><text:span text:style-name="T1">Tu as alors la possibilité de choisir un cours parmi ceux qui sont proposées.</text:span></text:p>
      <text:p text:style-name="P1"><text:soft-page-break/></text:p>
      <text:p text:style-name="Standard"><text:span text:style-name="T1">Prenons par exemple le cours « RESTER COOL » pour voir ce que ça donne.</text:span></text:p>
      <text:p text:style-name="P1"/>
      <text:p text:style-name="Standard"><text:span text:style-name="T1">À noter : les cours sont divisés en quatre domaines pour faciliter la rechercher :</text:span></text:p>
      <text:p text:style-name="Standard"><text:span text:style-name="T9">Impression d’écran des quatre domaines</text:span></text:p>
      <text:p text:style-name="P6"/>
      <text:p text:style-name="Standard"><text:span text:style-name="T1">4</text:span><text:span text:style-name="T25">ème</text:span><text:span text:style-name="T1"> pop up :</text:span></text:p>
      <text:p text:style-name="P1"/>
      <text:p text:style-name="Standard"><text:span text:style-name="T1">titre : VISITE GUIDÉE</text:span></text:p>
      <text:p text:style-name="P1"/>
      <text:p text:style-name="Standard"><text:span text:style-name="T1">Cette page affiche les différentes parties du cours sélectionnés.</text:span></text:p>
      <text:p text:style-name="P1"/>
      <text:p text:style-name="Standard"><text:span text:style-name="T1">Clique sur le bouton en dessous du titre pour ajouter ce cours à ton DOME !</text:span></text:p>
      <text:p text:style-name="P1"/>
      <text:p text:style-name="Standard"><text:span text:style-name="T1">5</text:span><text:span text:style-name="T25">ème</text:span><text:span text:style-name="T1"> pop up :</text:span></text:p>
      <text:p text:style-name="P1"/>
      <text:p text:style-name="Standard"><text:span text:style-name="T1">titre : VISITE GUIDÉE</text:span></text:p>
      <text:p text:style-name="P1"/>
      <text:p text:style-name="Standard"><text:span text:style-name="T1">Et voilà ! Le cours « RESTER COOL » a été ajouté à ton DOME. Tu pourras désormais y revenir à tout moment en cliquant dessus et ta progression y sera sauvegardée !</text:span></text:p>
      <text:p text:style-name="P1"/>
      <text:p text:style-name="Standard"><text:span text:style-name="T1">6</text:span><text:span text:style-name="T25">ème</text:span><text:span text:style-name="T1"> pop up :</text:span></text:p>
      <text:p text:style-name="P1"/>
      <text:p text:style-name="Standard"><text:span text:style-name="T1">Pour supprimer un cours de ton dôme, il suffit de revenir sur sa page de présentation et de <text:s/>décocher le bouton en dessous du titre.</text:span></text:p>
      <text:p text:style-name="P1"/>
      <text:p text:style-name="Standard"><text:span text:style-name="T1">7</text:span><text:span text:style-name="T25">ème</text:span><text:span text:style-name="T1"> pop up ( ?) :</text:span></text:p>
      <text:p text:style-name="P1"/>
      <text:p text:style-name="Standard"><text:span text:style-name="T1">Tu es fin prêt(e) à voler de tes propres ailes MACHIN !</text:span></text:p>
      <text:p text:style-name="P1"/>
      <text:p text:style-name="Standard"><text:span text:style-name="T1">À toi de jouer !</text:span></text:p>
      <text:p text:style-name="P1"/>
      <text:p text:style-name="Standard"><text:span text:style-name="T1">Bouton : Oui Monsieur !</text:span></text:p>
      <text:p text:style-name="P16"/>
      <text:p text:style-name="P1"/>
      <text:p text:style-name="P1"/>
      <text:p text:style-name="P14"><text:span text:style-name="T27">Erreur lors de la création du compte</text:span></text:p>
      <text:p text:style-name="Standard"><text:span text:style-name="T26">Nom d'utilisateur entré déjà utilisé. Veuillez choisir un nom différent.</text:span></text:p>
      <text:p text:style-name="P15"/>
      <text:p text:style-name="P14"><text:span text:style-name="T27">Erreur lors de la création du compte</text:span><text:span text:style-name="T26"> </text:span></text:p>
      <text:p text:style-name="Standard"><text:span text:style-name="T26">Vous n'avez pas saisi un nom d'utilisateur valide.</text:span></text:p>
      <text:p text:style-name="P15"/>
      <text:p text:style-name="P14"><text:span text:style-name="T27">Erreur lors de la création du compte</text:span><text:span text:style-name="T26"> </text:span></text:p>
      <text:p text:style-name="Standard"><text:span text:style-name="T26">Votre mot de passe doit contenir au moins 1 caractère.</text:span></text:p>
      <text:p text:style-name="P15"/>
      <text:p text:style-name="P14"><text:span text:style-name="T27">Erreur lors de la création du compte</text:span><text:span text:style-name="T26"> </text:span></text:p>
      <text:p text:style-name="Standard"><text:span text:style-name="T26">Les mots de passe que vous avez saisis ne correspondent pas.</text:span></text:p>
      <text:p text:style-name="P15"/>
      <text:p text:style-name="P14"><text:span text:style-name="T27">Erreur lors de la création du compte</text:span><text:span text:style-name="T26"> </text:span></text:p>
      <text:p text:style-name="Standard"><text:span text:style-name="T26">Vous n'avez pas saisi une adresse email valide.</text:span></text:p>
      <text:p text:style-name="P15"/>
      <text:p text:style-name="P14"><text:soft-page-break/><text:span text:style-name="T27">Erreur lors de la création du compte</text:span></text:p>
      <text:p text:style-name="Standard"><text:span text:style-name="T26">Cette adresse courriel ne peut pas être acceptée car elle semble avoir un format incorrect.</text:span></text:p>
      <text:p text:style-name="P15"/>
      <text:p text:style-name="P14"><text:span text:style-name="T27">Erreur lors de la création du compte</text:span><text:span text:style-name="T26"> </text:span></text:p>
      <text:p text:style-name="Standard"><text:span text:style-name="T26">CAPTCHA erroné ou manquant.</text:span></text:p>
      <text:p text:style-name="P20"/>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mily-generic="roman" style:font-pitch="variable"/>
    <style:font-face style:name="Effra" svg:font-family="Effra" style:font-family-generic="roman" style:font-pitch="variable"/>
    <style:font-face style:name="Effra Light" svg:font-family="'Effra Light'"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Roboto Condensed Bold" svg:font-family="'Roboto Condensed Bol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true" style:font-name-asian="Arial Unicode MS"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Costa</meta:initial-creator>
    <dc:creator>Stéphanie Brière</dc:creator>
    <meta:editing-cycles>705</meta:editing-cycles>
    <meta:creation-date>2014-08-05T13:26:00</meta:creation-date>
    <dc:date>2014-08-24T21:38:53</dc:date>
    <meta:editing-duration>PT6M53S</meta:editing-duration>
    <meta:generator>OpenOffice/4.0.1$Unix OpenOffice.org_project/401m5$Build-9714</meta:generator>
    <meta:document-statistic meta:table-count="0" meta:image-count="0" meta:object-count="0" meta:page-count="6" meta:paragraph-count="112" meta:word-count="1166" meta:character-count="6567"/>
    <meta:user-defined meta:name="AppVersion">14.0000</meta:user-defined>
    <meta:user-defined meta:name="Company">Université Paris 2 Panthéon Ass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